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8" style:family="table">
      <style:table-properties style:width="7.2681in" table:align="margins" style:writing-mode="lr-tb"/>
    </style:style>
    <style:style style:name="Table8.A" style:family="table-column">
      <style:table-column-properties style:column-width="0.875in" style:rel-column-width="1260*"/>
    </style:style>
    <style:style style:name="Table8.C" style:family="table-column">
      <style:table-column-properties style:column-width="1.3792in" style:rel-column-width="1986*"/>
    </style:style>
    <style:style style:name="Table8.D" style:family="table-column">
      <style:table-column-properties style:column-width="0.4819in" style:rel-column-width="694*"/>
    </style:style>
    <style:style style:name="Table8.E" style:family="table-column">
      <style:table-column-properties style:column-width="0.8972in" style:rel-column-width="1292*"/>
    </style:style>
    <style:style style:name="Table8.F" style:family="table-column">
      <style:table-column-properties style:column-width="0.7764in" style:rel-column-width="1118*"/>
    </style:style>
    <style:style style:name="Table8.G" style:family="table-column">
      <style:table-column-properties style:column-width="0.6028in" style:rel-column-width="868*"/>
    </style:style>
    <style:style style:name="Table8.H" style:family="table-column">
      <style:table-column-properties style:column-width="1.3806in" style:rel-column-width="198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A4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1.2569in" style:rel-column-width="11333*"/>
    </style:style>
    <style:style style:name="Table5.B" style:family="table-column">
      <style:table-column-properties style:column-width="3.0076in" style:rel-column-width="27118*"/>
    </style:style>
    <style:style style:name="Table5.C" style:family="table-column">
      <style:table-column-properties style:column-width="3.0035in" style:rel-column-width="27084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7.2681in" table:align="margins" style:writing-mode="lr-tb"/>
    </style:style>
    <style:style style:name="Table10.A" style:family="table-column">
      <style:table-column-properties style:column-width="1.1736in" style:rel-column-width="10582*"/>
    </style:style>
    <style:style style:name="Table10.B" style:family="table-column">
      <style:table-column-properties style:column-width="2.875in" style:rel-column-width="25923*"/>
    </style:style>
    <style:style style:name="Table10.C" style:family="table-column">
      <style:table-column-properties style:column-width="3.2194in" style:rel-column-width="2903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1.75in" style:rel-column-width="2520*"/>
    </style:style>
    <style:style style:name="Table1.B" style:family="table-column">
      <style:table-column-properties style:column-width="1.8389in" style:rel-column-width="2648*"/>
    </style:style>
    <style:style style:name="Table1.C" style:family="table-column">
      <style:table-column-properties style:column-width="1.1472in" style:rel-column-width="1652*"/>
    </style:style>
    <style:style style:name="Table1.D" style:family="table-column">
      <style:table-column-properties style:column-width="2.5319in" style:rel-column-width="364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officeooo:paragraph-rsid="003ce972" style:font-size-asian="6pt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officeooo:paragraph-rsid="0042f1bd" style:font-size-asian="6pt" style:font-name-complex="BhashitaComplex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officeooo:rsid="001f3eb6" officeooo:paragraph-rsid="00352f43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officeooo:rsid="001f3eb6" officeooo:paragraph-rsid="003ce972" style:font-size-asian="6pt" style:font-name-complex="BhashitaComplex" style:font-size-complex="6pt"/>
    </style:style>
    <style:style style:name="P8" style:family="paragraph" style:parent-style-name="Standard">
      <style:text-properties style:font-name="BhashitaComplex" fo:font-size="6pt" officeooo:rsid="001f3eb6" officeooo:paragraph-rsid="0042f1bd" style:font-size-asian="6pt" style:font-name-complex="BhashitaComplex" style:font-size-complex="6pt"/>
    </style:style>
    <style:style style:name="P9" style:family="paragraph" style:parent-style-name="Standard">
      <style:text-properties style:font-name="BhashitaComplex" fo:font-size="6pt" officeooo:paragraph-rsid="002d99c6" style:font-size-asian="6pt" style:font-name-complex="BhashitaComplex" style:font-size-complex="6pt"/>
    </style:style>
    <style:style style:name="P10" style:family="paragraph" style:parent-style-name="Standard">
      <style:text-properties style:font-name="BhashitaComplex" fo:font-size="6pt" officeooo:paragraph-rsid="0030c7d4" style:font-size-asian="6pt" style:font-name-complex="BhashitaComplex" style:font-size-complex="6pt"/>
    </style:style>
    <style:style style:name="P11" style:family="paragraph" style:parent-style-name="Standard">
      <style:paragraph-properties fo:text-align="start" style:justify-single-word="false"/>
      <style:text-properties style:font-name="BhashitaComplex" fo:font-size="6pt" officeooo:paragraph-rsid="00343cfd" style:font-size-asian="6pt" style:font-name-complex="BhashitaComplex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BhashitaComplex" fo:font-size="6pt" officeooo:rsid="0030c7d4" officeooo:paragraph-rsid="0030c7d4" style:font-size-asian="6pt" style:font-name-complex="BhashitaComplex" style:font-size-complex="6pt"/>
    </style:style>
    <style:style style:name="P13" style:family="paragraph" style:parent-style-name="Standard">
      <style:text-properties style:font-name="BhashitaComplex" fo:font-size="6pt" officeooo:rsid="0030c7d4" officeooo:paragraph-rsid="0030c7d4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officeooo:paragraph-rsid="00352f43" style:font-size-asian="6pt" style:font-name-complex="BhashitaComplex" style:font-size-complex="6pt"/>
    </style:style>
    <style:style style:name="P15" style:family="paragraph" style:parent-style-name="Standard">
      <style:text-properties style:font-name="BhashitaComplex" fo:font-size="6pt" officeooo:paragraph-rsid="003ce972" style:font-size-asian="6pt" style:font-name-complex="BhashitaComplex" style:font-size-complex="6pt"/>
    </style:style>
    <style:style style:name="P16" style:family="paragraph" style:parent-style-name="Standard">
      <style:text-properties style:font-name="BhashitaComplex" fo:font-size="6pt" officeooo:paragraph-rsid="0042f1bd" style:font-size-asian="6pt" style:font-name-complex="BhashitaComplex" style:font-size-complex="6pt"/>
    </style:style>
    <style:style style:name="P17" style:family="paragraph" style:parent-style-name="Standard">
      <style:text-properties style:font-name="BhashitaComplex" fo:font-size="6pt" officeooo:rsid="0021310e" officeooo:paragraph-rsid="003ce972" style:font-size-asian="6pt" style:language-asian="zxx" style:country-asian="none" style:font-name-complex="BhashitaComplex" style:font-size-complex="6pt" style:language-complex="zxx" style:country-complex="none"/>
    </style:style>
    <style:style style:name="P18" style:family="paragraph" style:parent-style-name="Standard">
      <style:text-properties style:font-name="BhashitaComplex" fo:font-size="6pt" officeooo:rsid="0021310e" officeooo:paragraph-rsid="0042f1bd" style:font-size-asian="6pt" style:language-asian="zxx" style:country-asian="none" style:font-name-complex="BhashitaComplex" style:font-size-complex="6pt" style:language-complex="zxx" style:country-complex="none"/>
    </style:style>
    <style:style style:name="P19" style:family="paragraph" style:parent-style-name="Standard">
      <style:text-properties style:font-name="BhashitaComplex" fo:font-size="6pt" officeooo:rsid="00244c9b" officeooo:paragraph-rsid="003ce972" style:font-size-asian="6pt" style:language-asian="zxx" style:country-asian="none" style:font-name-complex="BhashitaComplex" style:font-size-complex="6pt" style:language-complex="zxx" style:country-complex="none"/>
    </style:style>
    <style:style style:name="P20" style:family="paragraph" style:parent-style-name="Standard">
      <style:text-properties style:font-name="BhashitaComplex" fo:font-size="6pt" officeooo:rsid="00244c9b" officeooo:paragraph-rsid="0042f1bd" style:font-size-asian="6pt" style:language-asian="zxx" style:country-asian="none" style:font-name-complex="BhashitaComplex" style:font-size-complex="6pt" style:language-complex="zxx" style:country-complex="none"/>
    </style:style>
    <style:style style:name="P21" style:family="paragraph" style:parent-style-name="Standard">
      <style:text-properties style:font-name="BhashitaComplex" fo:font-size="6pt" officeooo:paragraph-rsid="003ce972" style:font-size-asian="6pt" style:language-asian="zxx" style:country-asian="none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officeooo:rsid="0039c27e" officeooo:paragraph-rsid="003ce972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officeooo:rsid="0039c27e" officeooo:paragraph-rsid="0042f1bd" style:font-size-asian="6pt" style:language-asian="zxx" style:country-asian="none" style:font-name-complex="BhashitaComplex" style:font-size-complex="6pt" style:language-complex="zxx" style:country-complex="none"/>
    </style:style>
    <style:style style:name="P24" style:family="paragraph" style:parent-style-name="Standard">
      <style:text-properties style:font-name="BhashitaComplex" fo:font-size="6pt" officeooo:paragraph-rsid="003e8c06" style:font-size-asian="6pt" style:language-asian="zxx" style:country-asian="none" style:font-name-complex="BhashitaComplex" style:font-size-complex="6pt" style:language-complex="zxx" style:country-complex="none"/>
    </style:style>
    <style:style style:name="P25" style:family="paragraph" style:parent-style-name="Standard">
      <style:text-properties style:font-name="BhashitaComplex" fo:font-size="6pt" officeooo:paragraph-rsid="003f2d0d" style:font-size-asian="6pt" style:language-asian="zxx" style:country-asian="none" style:font-name-complex="BhashitaComplex" style:font-size-complex="6pt" style:language-complex="zxx" style:country-complex="none"/>
    </style:style>
    <style:style style:name="P26" style:family="paragraph" style:parent-style-name="Standard">
      <style:text-properties style:font-name="BhashitaComplex" fo:font-size="6pt" officeooo:paragraph-rsid="0042f1bd" style:font-size-asian="6pt" style:language-asian="zxx" style:country-asian="none" style:font-name-complex="BhashitaComplex" style:font-size-complex="6pt" style:language-complex="zxx" style:country-complex="none"/>
    </style:style>
    <style:style style:name="P2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28" style:family="paragraph" style:parent-style-name="Standard">
      <style:text-properties style:font-name="BhashitaComplex" fo:font-size="6pt" officeooo:paragraph-rsid="00352f43" style:font-size-asian="6pt" style:language-asian="zxx" style:country-asian="none" style:font-name-complex="Sri Tamil" style:font-size-complex="6pt" style:language-complex="zxx" style:country-complex="none"/>
    </style:style>
    <style:style style:name="P29" style:family="paragraph" style:parent-style-name="Standard">
      <style:text-properties style:font-name="BhashitaComplex" fo:font-size="6pt" officeooo:paragraph-rsid="003ce972" style:font-size-asian="6pt" style:language-asian="zxx" style:country-asian="none" style:font-name-complex="Sri Tamil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officeooo:paragraph-rsid="003e8c06" style:font-size-asian="6pt" style:language-asian="zxx" style:country-asian="none" style:font-name-complex="Sri Tamil" style:font-size-complex="6pt" style:language-complex="zxx" style:country-complex="none"/>
    </style:style>
    <style:style style:name="P31" style:family="paragraph" style:parent-style-name="Standard">
      <style:text-properties style:font-name="BhashitaComplex" fo:font-size="6pt" officeooo:paragraph-rsid="0042f1bd" style:font-size-asian="6pt" style:language-asian="zxx" style:country-asian="none" style:font-name-complex="Sri Tamil" style:font-size-complex="6pt" style:language-complex="zxx" style:country-complex="none"/>
    </style:style>
    <style:style style:name="P32" style:family="paragraph" style:parent-style-name="Standard">
      <style:text-properties style:font-name="BhashitaComplex" fo:font-size="6pt" officeooo:paragraph-rsid="003ce972" style:font-size-asian="6pt" style:language-asian="zxx" style:country-asian="none" style:font-name-complex="Sri Tamil" style:font-size-complex="6pt" style:language-complex="ta" style:country-complex="IN"/>
    </style:style>
    <style:style style:name="P33" style:family="paragraph" style:parent-style-name="Standard">
      <style:text-properties style:font-name="BhashitaComplex" fo:font-size="6pt" officeooo:paragraph-rsid="0042f1bd" style:font-size-asian="6pt" style:language-asian="zxx" style:country-asian="none" style:font-name-complex="Sri Tamil" style:font-size-complex="6pt" style:language-complex="ta" style:country-complex="IN"/>
    </style:style>
    <style:style style:name="P34" style:family="paragraph" style:parent-style-name="Standard">
      <style:text-properties style:font-name="BhashitaComplex" fo:font-size="6pt" officeooo:paragraph-rsid="003ce972" style:font-size-asian="6pt" style:font-name-complex="Sri Tamil" style:font-size-complex="6pt" style:language-complex="zxx" style:country-complex="none"/>
    </style:style>
    <style:style style:name="P35" style:family="paragraph" style:parent-style-name="Standard">
      <style:text-properties style:font-name="BhashitaComplex" fo:font-size="6pt" officeooo:paragraph-rsid="0042f1bd" style:font-size-asian="6pt" style:font-name-complex="Sri Tamil" style:font-size-complex="6pt" style:language-complex="zxx" style:country-complex="none"/>
    </style:style>
    <style:style style:name="P36" style:family="paragraph" style:parent-style-name="Standard">
      <style:text-properties style:font-name="BhashitaComplex" fo:font-size="6pt" officeooo:paragraph-rsid="003ce972" style:font-size-asian="6pt" style:font-name-complex="Sri Tamil" style:font-size-complex="6pt"/>
    </style:style>
    <style:style style:name="P37" style:family="paragraph" style:parent-style-name="Standard">
      <style:text-properties style:font-name="BhashitaComplex" fo:font-size="6pt" officeooo:paragraph-rsid="0042f1bd" style:font-size-asian="6pt" style:font-name-complex="Sri Tamil" style:font-size-complex="6pt"/>
    </style:style>
    <style:style style:name="P38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41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2" style:family="paragraph" style:parent-style-name="Standard">
      <style:text-properties style:font-name="BhashitaComplex" fo:font-size="8pt" officeooo:paragraph-rsid="003ce972" style:font-size-asian="8pt" style:font-name-complex="BhashitaComplex" style:font-size-complex="8pt"/>
    </style:style>
    <style:style style:name="P43" style:family="paragraph" style:parent-style-name="Standard">
      <style:text-properties style:font-name="BhashitaComplex" fo:font-size="8pt" officeooo:paragraph-rsid="0042f1bd" style:font-size-asian="8pt" style:font-name-complex="BhashitaComplex" style:font-size-complex="8pt"/>
    </style:style>
    <style:style style:name="P44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45" style:family="paragraph" style:parent-style-name="Standard">
      <style:text-properties style:font-name="BhashitaComplex" fo:font-size="7pt" officeooo:paragraph-rsid="002afdeb" style:font-size-asian="7pt" style:font-name-complex="BhashitaComplex" style:font-size-complex="7pt"/>
    </style:style>
    <style:style style:name="P46" style:family="paragraph" style:parent-style-name="Standard">
      <style:text-properties style:font-name="BhashitaComplex" fo:font-size="7pt" officeooo:paragraph-rsid="002df635" style:font-size-asian="7pt" style:font-name-complex="BhashitaComplex" style:font-size-complex="7pt"/>
    </style:style>
    <style:style style:name="P47" style:family="paragraph" style:parent-style-name="Standard">
      <style:text-properties style:font-name="BhashitaComplex" fo:font-size="7pt" officeooo:rsid="00275599" officeooo:paragraph-rsid="00275599" style:font-size-asian="7pt" style:font-name-complex="BhashitaComplex" style:font-size-complex="7pt"/>
    </style:style>
    <style:style style:name="P48" style:family="paragraph" style:parent-style-name="Standard">
      <style:text-properties style:font-name="BhashitaComplex" fo:font-size="7pt" officeooo:rsid="00283996" officeooo:paragraph-rsid="00283996" style:font-size-asian="7pt" style:font-name-complex="BhashitaComplex" style:font-size-complex="7pt"/>
    </style:style>
    <style:style style:name="P49" style:family="paragraph" style:parent-style-name="Standard">
      <style:text-properties style:font-name="BhashitaComplex" fo:font-size="7pt" officeooo:rsid="00287129" officeooo:paragraph-rsid="00287129" style:font-size-asian="7pt" style:font-name-complex="BhashitaComplex" style:font-size-complex="7pt"/>
    </style:style>
    <style:style style:name="P50" style:family="paragraph" style:parent-style-name="Standard">
      <style:text-properties style:font-name="BhashitaComplex" fo:font-size="7pt" officeooo:rsid="002ce652" officeooo:paragraph-rsid="002ce652" style:font-size-asian="7pt" style:font-name-complex="BhashitaComplex" style:font-size-complex="7pt"/>
    </style:style>
    <style:style style:name="P51" style:family="paragraph" style:parent-style-name="Standard">
      <style:text-properties style:font-name="BhashitaComplex" fo:font-size="7pt" officeooo:rsid="002f90b9" officeooo:paragraph-rsid="002f90b9" style:font-size-asian="7pt" style:font-name-complex="BhashitaComplex" style:font-size-complex="7pt"/>
    </style:style>
    <style:style style:name="P52" style:family="paragraph" style:parent-style-name="Standard">
      <style:text-properties style:font-name="BhashitaComplex" fo:font-size="7pt" officeooo:rsid="0030c7d4" style:font-size-asian="7pt" style:font-name-complex="BhashitaComplex" style:font-size-complex="7pt"/>
    </style:style>
    <style:style style:name="P53" style:family="paragraph" style:parent-style-name="Standard">
      <style:paragraph-properties fo:text-align="center" style:justify-single-word="false"/>
      <style:text-properties style:font-name="BhashitaComplex" fo:font-size="7pt" officeooo:rsid="0030c7d4" officeooo:paragraph-rsid="00343cfd" style:font-size-asian="7pt" style:font-name-complex="BhashitaComplex" style:font-size-complex="7pt"/>
    </style:style>
    <style:style style:name="P54" style:family="paragraph" style:parent-style-name="Standard">
      <style:text-properties style:font-name="BhashitaComplex" fo:font-size="7pt" officeooo:rsid="0030c7d4" officeooo:paragraph-rsid="00343cfd" style:font-size-asian="7pt" style:font-name-complex="BhashitaComplex" style:font-size-complex="7pt"/>
    </style:style>
    <style:style style:name="P55" style:family="paragraph" style:parent-style-name="Standard">
      <style:text-properties style:font-name="BhashitaComplex" fo:font-size="7pt" officeooo:rsid="0030c7d4" officeooo:paragraph-rsid="00352f43" style:font-size-asian="7pt" style:font-name-complex="BhashitaComplex" style:font-size-complex="7pt"/>
    </style:style>
    <style:style style:name="P56" style:family="paragraph" style:parent-style-name="Standard">
      <style:paragraph-properties fo:text-align="center" style:justify-single-word="false"/>
      <style:text-properties style:font-name="BhashitaComplex" fo:font-size="7pt" officeooo:rsid="00343cfd" officeooo:paragraph-rsid="00343cfd" style:font-size-asian="7pt" style:font-name-complex="BhashitaComplex" style:font-size-complex="7pt"/>
    </style:style>
    <style:style style:name="P57" style:family="paragraph" style:parent-style-name="Standard">
      <style:paragraph-properties fo:text-align="start" style:justify-single-word="false"/>
      <style:text-properties style:font-name="BhashitaComplex" fo:font-size="7pt" officeooo:rsid="00343cfd" officeooo:paragraph-rsid="00343cfd" style:font-size-asian="7pt" style:font-name-complex="BhashitaComplex" style:font-size-complex="7pt"/>
    </style:style>
    <style:style style:name="P58" style:family="paragraph" style:parent-style-name="Standard">
      <style:paragraph-properties fo:text-align="start" style:justify-single-word="false"/>
      <style:text-properties style:font-name="BhashitaComplex" fo:font-size="7pt" officeooo:rsid="00343cfd" officeooo:paragraph-rsid="00352f43" style:font-size-asian="7pt" style:font-name-complex="BhashitaComplex" style:font-size-complex="7pt"/>
    </style:style>
    <style:style style:name="P59" style:family="paragraph" style:parent-style-name="Standard">
      <style:paragraph-properties fo:text-align="start" style:justify-single-word="false"/>
      <style:text-properties style:font-name="BhashitaComplex" fo:font-size="7pt" officeooo:rsid="0034ec2d" officeooo:paragraph-rsid="00343cfd" style:font-size-asian="7pt" style:font-name-complex="BhashitaComplex" style:font-size-complex="7pt"/>
    </style:style>
    <style:style style:name="P60" style:family="paragraph" style:parent-style-name="Standard">
      <style:paragraph-properties fo:text-align="start" style:justify-single-word="false"/>
      <style:text-properties style:font-name="BhashitaComplex" fo:font-size="7pt" officeooo:rsid="0034ec2d" officeooo:paragraph-rsid="0034ec2d" style:font-size-asian="7pt" style:font-name-complex="BhashitaComplex" style:font-size-complex="7pt"/>
    </style:style>
    <style:style style:name="P61" style:family="paragraph" style:parent-style-name="Standard">
      <style:text-properties style:font-name="BhashitaComplex" fo:font-size="7pt" officeooo:paragraph-rsid="00352f43" style:font-size-asian="7pt" style:font-name-complex="BhashitaComplex" style:font-size-complex="7pt"/>
    </style:style>
    <style:style style:name="P62" style:family="paragraph" style:parent-style-name="Standard">
      <style:text-properties style:font-name="Sri Tamil" fo:font-size="6pt" officeooo:paragraph-rsid="003ce972" style:font-size-asian="6pt" style:font-name-complex="Sri Tamil" style:font-size-complex="6pt"/>
    </style:style>
    <style:style style:name="P63" style:family="paragraph" style:parent-style-name="Standard">
      <style:text-properties style:font-name="Sri Tamil" fo:font-size="6pt" officeooo:paragraph-rsid="0042f1bd" style:font-size-asian="6pt" style:font-name-complex="Sri Tamil" style:font-size-complex="6pt"/>
    </style:style>
    <style:style style:name="P64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65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rsid="001f3eb6" officeooo:paragraph-rsid="001f3eb6" style:letter-kerning="true" style:font-name-asian="DejaVu Sans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66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rsid="001f3eb6" officeooo:paragraph-rsid="00398378" style:letter-kerning="true" style:font-name-asian="DejaVu Sans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67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rsid="001f3eb6" officeooo:paragraph-rsid="0042f1bd" style:letter-kerning="true" style:font-name-asian="DejaVu Sans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68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paragraph-rsid="001f3eb6" style:letter-kerning="true" style:font-name-asian="DejaVu Sans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69" style:family="paragraph" style:parent-style-name="Section_20_Header">
      <style:paragraph-properties fo:text-align="justify" style:justify-single-word="false" fo:orphans="0" fo:widows="0" fo:hyphenation-ladder-count="no-limit" style:writing-mode="lr-tb"/>
      <style:text-properties style:use-window-font-color="true" style:font-name="BhashitaComplex" fo:font-size="6pt" fo:language="en" fo:country="US" fo:font-style="normal" fo:font-weight="normal" officeooo:rsid="001f3eb6" officeooo:paragraph-rsid="001f3eb6" style:letter-kerning="true" style:font-name-asian="DejaVu Sans" style:font-size-asian="6pt" style:language-asian="zxx" style:country-asian="none" style:font-style-asian="normal" style:font-weight-asian="normal" style:font-name-complex="BhashitaComplex" style:font-size-complex="6pt" style:language-complex="ta" style:country-complex="IN" style:font-style-complex="normal" style:font-weight-complex="normal" fo:hyphenate="false" fo:hyphenation-remain-char-count="2" fo:hyphenation-push-char-count="2"/>
    </style:style>
    <style:style style:name="P70" style:family="paragraph" style:parent-style-name="Section_20_Header">
      <style:paragraph-properties fo:text-align="justify" style:justify-single-word="false" fo:orphans="0" fo:widows="0" fo:hyphenation-ladder-count="no-limit" style:writing-mode="lr-tb"/>
      <style:text-properties style:use-window-font-color="true" style:font-name="BhashitaComplex" fo:font-size="6pt" fo:language="en" fo:country="US" fo:font-style="normal" fo:font-weight="normal" officeooo:rsid="001f3eb6" officeooo:paragraph-rsid="00398378" style:letter-kerning="true" style:font-name-asian="DejaVu Sans" style:font-size-asian="6pt" style:language-asian="zxx" style:country-asian="none" style:font-style-asian="normal" style:font-weight-asian="normal" style:font-name-complex="BhashitaComplex" style:font-size-complex="6pt" style:language-complex="ta" style:country-complex="IN" style:font-style-complex="normal" style:font-weight-complex="normal" fo:hyphenate="false" fo:hyphenation-remain-char-count="2" fo:hyphenation-push-char-count="2"/>
    </style:style>
    <style:style style:name="P71" style:family="paragraph" style:parent-style-name="Text_20_body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paragraph-rsid="0042f1bd" style:letter-kerning="true" style:font-name-asian="DejaVu Sans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72" style:family="paragraph" style:parent-style-name="Text_20_body">
      <style:text-properties officeooo:paragraph-rsid="00398378"/>
    </style:style>
    <style:style style:name="P73" style:family="paragraph" style:parent-style-name="Text_20_body">
      <style:text-properties fo:font-size="2pt" style:font-size-asian="2pt" style:font-size-complex="2pt"/>
    </style:style>
    <style:style style:name="P74" style:family="paragraph" style:parent-style-name="Text_20_body">
      <style:text-properties fo:font-size="2pt" officeooo:paragraph-rsid="0042f1bd" style:font-size-asian="2pt" style:font-size-complex="2pt"/>
    </style:style>
    <style:style style:name="P75" style:family="paragraph" style:parent-style-name="Standard">
      <style:paragraph-properties fo:break-before="page"/>
      <style:text-properties style:font-name="BhashitaComplex" fo:font-size="7pt" style:font-size-asian="7pt" style:font-name-complex="BhashitaComplex" style:font-size-complex="7pt"/>
    </style:style>
    <style:style style:name="P76" style:family="paragraph" style:parent-style-name="Text_20_body">
      <style:paragraph-properties fo:break-before="page"/>
      <style:text-properties fo:font-size="2pt" officeooo:paragraph-rsid="0042f1bd" style:font-size-asian="2pt" style:font-size-complex="2pt"/>
    </style:style>
    <style:style style:name="P77" style:family="paragraph" style:parent-style-name="Standard">
      <style:text-properties style:font-name="BhashitaComplex" fo:font-size="6pt" officeooo:rsid="004064e1" officeooo:paragraph-rsid="0042f1bd" style:font-size-asian="6pt" style:font-name-complex="BhashitaComplex" style:font-size-complex="6pt"/>
    </style:style>
    <style:style style:name="P78" style:family="paragraph" style:parent-style-name="Standard">
      <style:text-properties style:font-name="BhashitaComplex" fo:font-size="6pt" officeooo:rsid="004064e1" officeooo:paragraph-rsid="004064e1" style:font-size-asian="6pt" style:font-name-complex="BhashitaComplex" style:font-size-complex="6pt"/>
    </style:style>
    <style:style style:name="P79" style:family="paragraph" style:parent-style-name="Standard">
      <style:paragraph-properties fo:text-align="start" style:justify-single-word="false"/>
      <style:text-properties style:font-name="BhashitaComplex" fo:font-size="6pt" officeooo:rsid="001f3eb6" officeooo:paragraph-rsid="00492ae7" style:font-size-asian="6pt" style:font-name-complex="BhashitaComplex" style:font-size-complex="6pt"/>
    </style:style>
    <style:style style:name="P80" style:family="paragraph" style:parent-style-name="Standard">
      <style:text-properties style:font-name="BhashitaComplex" fo:font-size="6pt" officeooo:rsid="00398378" officeooo:paragraph-rsid="00492ae7" style:font-size-asian="6pt" style:font-name-complex="BhashitaComplex" style:font-size-complex="6pt"/>
    </style:style>
    <style:style style:name="P81" style:family="paragraph" style:parent-style-name="Standard">
      <style:text-properties style:font-name="BhashitaComplex" fo:font-size="6pt" officeooo:rsid="004c7e8b" officeooo:paragraph-rsid="00492ae7" style:font-size-asian="6pt" style:font-name-complex="BhashitaComplex" style:font-size-complex="6pt"/>
    </style:style>
    <style:style style:name="P82" style:family="paragraph" style:parent-style-name="Standard">
      <style:text-properties style:font-name="BhashitaComplex" fo:font-size="6pt" officeooo:rsid="004c7e8b" officeooo:paragraph-rsid="00497403" style:font-size-asian="6pt" style:font-name-complex="BhashitaComplex" style:font-size-complex="6pt"/>
    </style:style>
    <style:style style:name="P83" style:family="paragraph" style:parent-style-name="Standard">
      <style:text-properties style:font-name="BhashitaComplex" fo:font-size="6pt" officeooo:rsid="0047465d" officeooo:paragraph-rsid="00492ae7" style:font-size-asian="6pt" style:font-name-complex="BhashitaComplex" style:font-size-complex="6pt"/>
    </style:style>
    <style:style style:name="P84" style:family="paragraph" style:parent-style-name="Standard">
      <style:paragraph-properties fo:text-align="start" style:justify-single-word="false"/>
      <style:text-properties style:font-name="BhashitaComplex" fo:font-size="6pt" officeooo:rsid="0047465d" officeooo:paragraph-rsid="00497403" style:font-size-asian="6pt" style:font-name-complex="BhashitaComplex" style:font-size-complex="6pt"/>
    </style:style>
    <style:style style:name="P85" style:family="paragraph" style:parent-style-name="Standard">
      <style:text-properties style:font-name="BhashitaComplex" fo:font-size="6pt" officeooo:rsid="0047465d" officeooo:paragraph-rsid="00497403" style:font-size-asian="6pt" style:font-name-complex="BhashitaComplex" style:font-size-complex="6pt"/>
    </style:style>
    <style:style style:name="P86" style:family="paragraph" style:parent-style-name="Standard">
      <style:paragraph-properties fo:text-align="start" style:justify-single-word="false"/>
      <style:text-properties style:font-name="BhashitaComplex" fo:font-size="6pt" officeooo:paragraph-rsid="00492ae7" style:font-size-asian="6pt" style:font-name-complex="BhashitaComplex" style:font-size-complex="6pt"/>
    </style:style>
    <style:style style:name="P87" style:family="paragraph" style:parent-style-name="Standard">
      <style:paragraph-properties fo:text-align="start" style:justify-single-word="false"/>
      <style:text-properties style:font-name="BhashitaComplex" fo:font-size="6pt" officeooo:rsid="004d7fb1" officeooo:paragraph-rsid="00492ae7" style:font-size-asian="6pt" style:font-name-complex="BhashitaComplex" style:font-size-complex="6pt"/>
    </style:style>
    <style:style style:name="P88" style:family="paragraph" style:parent-style-name="Standard">
      <style:text-properties style:font-name="BhashitaComplex" fo:font-size="6pt" officeooo:paragraph-rsid="00492ae7" style:font-size-asian="6pt" style:font-name-complex="BhashitaComplex" style:font-size-complex="6pt"/>
    </style:style>
    <style:style style:name="P89" style:family="paragraph" style:parent-style-name="Standard">
      <style:paragraph-properties fo:text-align="start" style:justify-single-word="false"/>
      <style:text-properties style:font-name="BhashitaComplex" fo:font-size="6pt" officeooo:rsid="003b9fda" officeooo:paragraph-rsid="00492ae7" style:font-size-asian="6pt" style:font-name-complex="BhashitaComplex" style:font-size-complex="6pt"/>
    </style:style>
    <style:style style:name="P90" style:family="paragraph" style:parent-style-name="Standard">
      <style:paragraph-properties fo:text-align="start" style:justify-single-word="false"/>
      <style:text-properties style:font-name="BhashitaComplex" fo:font-size="6pt" officeooo:rsid="0058a961" officeooo:paragraph-rsid="00492ae7" style:font-size-asian="6pt" style:font-name-complex="BhashitaComplex" style:font-size-complex="6pt"/>
    </style:style>
    <style:style style:name="P91" style:family="paragraph" style:parent-style-name="Standard">
      <style:paragraph-properties fo:text-align="start" style:justify-single-word="false"/>
      <style:text-properties style:font-name="BhashitaComplex" fo:font-size="6pt" officeooo:rsid="0058a961" officeooo:paragraph-rsid="00497403" style:font-size-asian="6pt" style:font-name-complex="BhashitaComplex" style:font-size-complex="6pt"/>
    </style:style>
    <style:style style:name="P92" style:family="paragraph" style:parent-style-name="Standard">
      <style:text-properties style:font-name="BhashitaComplex" fo:font-size="6pt" officeooo:paragraph-rsid="00497403" style:font-size-asian="6pt" style:font-name-complex="BhashitaComplex" style:font-size-complex="6pt"/>
    </style:style>
    <style:style style:name="P93" style:family="paragraph" style:parent-style-name="Standard">
      <style:paragraph-properties fo:text-align="center" style:justify-single-word="false"/>
      <style:text-properties style:font-name="BhashitaComplex" fo:font-size="6pt" officeooo:paragraph-rsid="00497403" style:font-size-asian="6pt" style:font-name-complex="BhashitaComplex" style:font-size-complex="6pt"/>
    </style:style>
    <style:style style:name="P94" style:family="paragraph" style:parent-style-name="Standard">
      <style:text-properties style:font-name="BhashitaComplex" fo:font-size="6pt" officeooo:rsid="003e8c06" officeooo:paragraph-rsid="0042f1bd" style:font-size-asian="6pt" style:language-asian="zxx" style:country-asian="none" style:font-name-complex="BhashitaComplex" style:font-size-complex="6pt" style:language-complex="zxx" style:country-complex="none"/>
    </style:style>
    <style:style style:name="P95" style:family="paragraph" style:parent-style-name="Standard">
      <style:text-properties style:font-name="BhashitaComplex" fo:font-size="6pt" officeooo:rsid="003e8c06" officeooo:paragraph-rsid="003f2d0d" style:font-size-asian="6pt" style:language-asian="zxx" style:country-asian="none" style:font-name-complex="BhashitaComplex" style:font-size-complex="6pt" style:language-complex="zxx" style:country-complex="none"/>
    </style:style>
    <style:style style:name="P96" style:family="paragraph" style:parent-style-name="Standard">
      <style:text-properties style:font-name="BhashitaComplex" fo:font-size="6pt" officeooo:paragraph-rsid="00492ae7" style:font-size-asian="6pt" style:language-asian="zxx" style:country-asian="none" style:font-name-complex="Sri Tamil" style:font-size-complex="6pt" style:language-complex="zxx" style:country-complex="none"/>
    </style:style>
    <style:style style:name="P97" style:family="paragraph" style:parent-style-name="Standard">
      <style:paragraph-properties fo:text-align="start" style:justify-single-word="false"/>
      <style:text-properties style:font-name="BhashitaComplex" fo:font-size="6pt" officeooo:paragraph-rsid="00492ae7" style:font-size-asian="6pt" style:language-asian="zxx" style:country-asian="none" style:font-name-complex="Sri Tamil" style:font-size-complex="6pt" style:language-complex="zxx" style:country-complex="none"/>
    </style:style>
    <style:style style:name="P98" style:family="paragraph" style:parent-style-name="Standard">
      <style:text-properties style:font-name="BhashitaComplex" fo:font-size="6pt" officeooo:paragraph-rsid="00497403" style:font-size-asian="6pt" style:language-asian="zxx" style:country-asian="none" style:font-name-complex="Sri Tamil" style:font-size-complex="6pt" style:language-complex="zxx" style:country-complex="none"/>
    </style:style>
    <style:style style:name="P9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style:font-name="BhashitaComplex" fo:font-size="6pt" fo:font-style="normal" fo:font-weight="normal" officeooo:rsid="00398378" officeooo:paragraph-rsid="00492ae7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BhashitaComplex" fo:font-size="6pt" fo:font-style="normal" fo:font-weight="normal" officeooo:rsid="00398378" officeooo:paragraph-rsid="00492ae7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BhashitaComplex" fo:font-size="6pt" fo:font-style="normal" fo:font-weight="normal" officeooo:rsid="00398378" officeooo:paragraph-rsid="004b3931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BhashitaComplex" fo:font-size="6pt" fo:font-style="normal" fo:font-weight="normal" officeooo:rsid="001f3eb6" officeooo:paragraph-rsid="00497403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style:font-name="BhashitaComplex" fo:font-size="6pt" fo:font-style="normal" fo:font-weight="normal" officeooo:paragraph-rsid="00492ae7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BhashitaComplex" fo:font-size="6pt" fo:font-style="normal" fo:font-weight="normal" officeooo:paragraph-rsid="00492ae7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6" style:family="paragraph" style:parent-style-name="Standard">
      <style:text-properties style:font-name="BhashitaComplex" fo:font-size="7pt" officeooo:rsid="00283996" style:font-size-asian="7pt" style:font-name-complex="BhashitaComplex" style:font-size-complex="7pt"/>
    </style:style>
    <style:style style:name="P107" style:family="paragraph" style:parent-style-name="Standard">
      <style:paragraph-properties fo:text-align="center" style:justify-single-word="false"/>
      <style:text-properties style:font-name="BhashitaComplex" fo:font-size="8pt" officeooo:rsid="00398378" officeooo:paragraph-rsid="00492ae7" style:font-size-asian="8pt" style:font-name-complex="BhashitaComplex" style:font-size-complex="8pt"/>
    </style:style>
    <style:style style:name="P108" style:family="paragraph" style:parent-style-name="Standard">
      <style:paragraph-properties fo:text-align="center" style:justify-single-word="false"/>
      <style:text-properties style:font-name="BhashitaComplex" fo:font-size="8pt" officeooo:rsid="00398378" officeooo:paragraph-rsid="00497403" style:font-size-asian="8pt" style:font-name-complex="BhashitaComplex" style:font-size-complex="8pt"/>
    </style:style>
    <style:style style:name="P109" style:family="paragraph" style:parent-style-name="Standard">
      <style:paragraph-properties fo:text-align="center" style:justify-single-word="false"/>
      <style:text-properties style:font-name="BhashitaComplex" fo:font-size="8pt" officeooo:rsid="00398378" officeooo:paragraph-rsid="004c24e0" style:font-size-asian="8pt" style:font-name-complex="BhashitaComplex" style:font-size-complex="8pt"/>
    </style:style>
    <style:style style:name="P110" style:family="paragraph" style:parent-style-name="Standard">
      <style:paragraph-properties fo:text-align="start" style:justify-single-word="false"/>
      <style:text-properties style:font-name="BhashitaComplex" fo:font-size="8pt" officeooo:rsid="00398378" officeooo:paragraph-rsid="00492ae7" style:font-size-asian="8pt" style:font-name-complex="BhashitaComplex" style:font-size-complex="8pt"/>
    </style:style>
    <style:style style:name="P111" style:family="paragraph" style:parent-style-name="Standard">
      <style:paragraph-properties fo:text-align="start" style:justify-single-word="false"/>
      <style:text-properties style:font-name="BhashitaComplex" fo:font-size="8pt" officeooo:rsid="00398378" officeooo:paragraph-rsid="00497403" style:font-size-asian="8pt" style:font-name-complex="BhashitaComplex" style:font-size-complex="8pt"/>
    </style:style>
    <style:style style:name="P112" style:family="paragraph" style:parent-style-name="Standard">
      <style:paragraph-properties fo:text-align="center" style:justify-single-word="false"/>
      <style:text-properties style:font-name="BhashitaComplex" fo:font-size="8pt" officeooo:rsid="00497403" officeooo:paragraph-rsid="00497403" style:font-size-asian="8pt" style:font-name-complex="BhashitaComplex" style:font-size-complex="8pt"/>
    </style:style>
    <style:style style:name="P113" style:family="paragraph" style:parent-style-name="Standard">
      <style:text-properties style:font-name="BhashitaComplex" fo:font-size="14pt" officeooo:paragraph-rsid="0045f2b2" style:font-size-asian="12.25pt" style:font-size-complex="14pt"/>
    </style:style>
    <style:style style:name="P114" style:family="paragraph" style:parent-style-name="Standard">
      <style:paragraph-properties fo:text-align="center" style:justify-single-word="false"/>
      <style:text-properties style:font-name="DejaVu Sans" fo:font-size="9pt" fo:font-weight="bold" officeooo:paragraph-rsid="00474a60" fo:background-color="#ffff00" style:font-size-asian="9pt" style:font-weight-asian="bold" style:font-size-complex="9pt" style:font-weight-complex="bold"/>
    </style:style>
    <style:style style:name="P115" style:family="paragraph" style:parent-style-name="Standard">
      <style:paragraph-properties fo:text-align="center" style:justify-single-word="false"/>
      <style:text-properties style:font-name="DejaVu Sans" fo:font-size="9pt" fo:font-weight="bold" officeooo:paragraph-rsid="00474a60" fo:background-color="#ffff00" style:font-size-asian="9pt" style:font-weight-asian="bold" style:font-name-complex="Iskoola Pota" style:font-size-complex="9pt" style:font-weight-complex="bold"/>
    </style:style>
    <style:style style:name="P116" style:family="paragraph" style:parent-style-name="Standard">
      <style:paragraph-properties fo:text-align="justify" style:justify-single-word="false" fo:orphans="0" fo:widows="0" fo:hyphenation-ladder-count="no-limit" style:writing-mode="lr-tb"/>
      <style:text-properties style:font-name="BhashitaComplex" fo:font-size="7pt" officeooo:rsid="0034ec2d" officeooo:paragraph-rsid="00497403" style:font-size-asian="7pt" style:font-name-complex="BhashitaComplex" style:font-size-complex="7pt" fo:hyphenate="false" fo:hyphenation-remain-char-count="2" fo:hyphenation-push-char-count="2"/>
    </style:style>
    <style:style style:name="P117" style:family="paragraph" style:parent-style-name="Standard">
      <style:paragraph-properties fo:text-align="justify" style:justify-single-word="false" fo:orphans="0" fo:widows="0" fo:hyphenation-ladder-count="no-limit" style:writing-mode="lr-tb"/>
      <style:text-properties style:use-window-font-color="true" style:font-name="BhashitaComplex" fo:font-size="6pt" fo:language="en" fo:country="US" fo:font-style="normal" fo:font-weight="normal" officeooo:rsid="001f3eb6" officeooo:paragraph-rsid="00492ae7" style:letter-kerning="true" style:font-name-asian="DejaVu Sans" style:font-size-asian="6pt" style:language-asian="zxx" style:country-asian="none" style:font-style-asian="normal" style:font-weight-asian="normal" style:font-name-complex="BhashitaComplex" style:font-size-complex="6pt" style:language-complex="ta" style:country-complex="IN" style:font-style-complex="normal" style:font-weight-complex="normal" fo:hyphenate="false" fo:hyphenation-remain-char-count="2" fo:hyphenation-push-char-count="2"/>
    </style:style>
    <style:style style:name="P118" style:family="paragraph" style:parent-style-name="Standard">
      <style:paragraph-properties fo:text-align="justify" style:justify-single-word="false" fo:orphans="0" fo:widows="0" fo:hyphenation-ladder-count="no-limit" style:writing-mode="lr-tb"/>
      <style:text-properties style:use-window-font-color="true" style:font-name="BhashitaComplex" fo:font-size="7pt" fo:language="en" fo:country="US" fo:font-style="normal" fo:font-weight="normal" officeooo:rsid="0030c7d4" officeooo:paragraph-rsid="00497403" style:letter-kerning="true" style:font-name-asian="DejaVu Sans" style:font-size-asian="7pt" style:language-asian="zxx" style:country-asian="none" style:font-style-asian="normal" style:font-weight-asian="normal" style:font-name-complex="BhashitaComplex" style:font-size-complex="7pt" style:language-complex="ta" style:country-complex="IN" style:font-style-complex="normal" style:font-weight-complex="normal" fo:hyphenate="false" fo:hyphenation-remain-char-count="2" fo:hyphenation-push-char-count="2"/>
    </style:style>
    <style:style style:name="P119" style:family="paragraph" style:parent-style-name="Text_20_body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rsid="001f3eb6" officeooo:paragraph-rsid="0042f1bd" style:letter-kerning="true" style:font-name-asian="DejaVu Sans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120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officeooo:paragraph-rsid="001f3eb6" style:font-size-asian="10pt" style:font-name-complex="BhashitaComplex" style:font-size-complex="10pt" fo:hyphenate="false" fo:hyphenation-remain-char-count="2" fo:hyphenation-push-char-count="2"/>
    </style:style>
    <style:style style:name="P121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rsid="001f3eb6" officeooo:paragraph-rsid="0045f2b2" style:letter-kerning="true" style:font-name-asian="DejaVu Sans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122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rsid="001f3eb6" officeooo:paragraph-rsid="001f3eb6" style:letter-kerning="true" style:font-name-asian="DejaVu Sans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123" style:family="paragraph" style:parent-style-name="Section_20_Header" style:master-page-name="Standard">
      <style:paragraph-properties fo:orphans="0" fo:widows="0" fo:hyphenation-ladder-count="no-limit" style:page-number="auto" style:writing-mode="lr-tb"/>
      <style:text-properties style:font-name="BhashitaComplex" fo:font-size="10pt" officeooo:paragraph-rsid="004cfe8b" fo:background-color="#ffff00" style:font-size-asian="10pt" style:font-name-complex="BhashitaComplex" style:font-size-complex="10pt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style:language-complex="ta" style:country-complex="IN"/>
    </style:style>
    <style:style style:name="T9" style:family="text">
      <style:text-properties officeooo:rsid="001f3eb6"/>
    </style:style>
    <style:style style:name="T10" style:family="text">
      <style:text-properties officeooo:rsid="0021310e"/>
    </style:style>
    <style:style style:name="T11" style:family="text">
      <style:text-properties officeooo:rsid="0022d1f4"/>
    </style:style>
    <style:style style:name="T12" style:family="text">
      <style:text-properties officeooo:rsid="00283996"/>
    </style:style>
    <style:style style:name="T13" style:family="text">
      <style:text-properties officeooo:rsid="00287129"/>
    </style:style>
    <style:style style:name="T14" style:family="text">
      <style:text-properties officeooo:rsid="002a1656"/>
    </style:style>
    <style:style style:name="T15" style:family="text">
      <style:text-properties officeooo:rsid="002afdeb"/>
    </style:style>
    <style:style style:name="T16" style:family="text">
      <style:text-properties officeooo:rsid="002d99c6"/>
    </style:style>
    <style:style style:name="T17" style:family="text">
      <style:text-properties officeooo:rsid="002df635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7pt" officeooo:rsid="0030c7d4" style:font-size-asian="7pt" style:font-size-complex="7pt"/>
    </style:style>
    <style:style style:name="T20" style:family="text">
      <style:text-properties fo:font-size="7pt" officeooo:rsid="00343cfd" style:font-size-asian="7pt" style:font-size-complex="7pt"/>
    </style:style>
    <style:style style:name="T21" style:family="text">
      <style:text-properties fo:font-size="7pt" officeooo:rsid="0034ec2d" style:font-size-asian="7pt" style:font-size-complex="7pt"/>
    </style:style>
    <style:style style:name="T22" style:family="text">
      <style:text-properties fo:font-size="7pt" style:font-size-asian="7pt" style:font-name-complex="Sri Tamil" style:font-size-complex="7pt"/>
    </style:style>
    <style:style style:name="T23" style:family="text">
      <style:text-properties officeooo:rsid="00352f43"/>
    </style:style>
    <style:style style:name="T24" style:family="text">
      <style:text-properties officeooo:rsid="00343cfd"/>
    </style:style>
    <style:style style:name="T25" style:family="text">
      <style:text-properties officeooo:rsid="00398378"/>
    </style:style>
    <style:style style:name="T26" style:family="text">
      <style:text-properties style:language-complex="si" style:country-complex="LK"/>
    </style:style>
    <style:style style:name="T27" style:family="text">
      <style:text-properties officeooo:rsid="003e8c06"/>
    </style:style>
    <style:style style:name="T28" style:family="text">
      <style:text-properties officeooo:rsid="0045f2b2"/>
    </style:style>
    <style:style style:name="T29" style:family="text">
      <style:text-properties officeooo:rsid="0049339a"/>
    </style:style>
    <style:style style:name="T30" style:family="text">
      <style:text-properties officeooo:rsid="0064fcbd"/>
    </style:style>
    <style:style style:name="T31" style:family="text">
      <style:text-properties officeooo:rsid="004df9b8"/>
    </style:style>
    <style:style style:name="T32" style:family="text">
      <style:text-properties officeooo:rsid="004c7e8b"/>
    </style:style>
    <style:style style:name="T33" style:family="text">
      <style:text-properties officeooo:rsid="0058a961"/>
    </style:style>
    <style:style style:name="T34" style:family="text">
      <style:text-properties officeooo:rsid="00492ae7"/>
    </style:style>
    <style:style style:name="T35" style:family="text">
      <style:text-properties fo:font-style="normal"/>
    </style:style>
    <style:style style:name="T36" style:family="text">
      <style:text-properties fo:font-weight="normal"/>
    </style:style>
    <style:style style:name="T37" style:family="text">
      <style:text-properties style:font-name-asian="Iskoola Pota1"/>
    </style:style>
    <style:style style:name="T38" style:family="text">
      <style:text-properties style:font-style-asian="normal"/>
    </style:style>
    <style:style style:name="T39" style:family="text">
      <style:text-properties style:font-weight-asian="normal"/>
    </style:style>
    <style:style style:name="T40" style:family="text">
      <style:text-properties style:font-style-complex="normal"/>
    </style:style>
    <style:style style:name="T41" style:family="text">
      <style:text-properties style:font-weight-complex="normal"/>
    </style:style>
    <style:style style:name="T42" style:family="text">
      <style:text-properties officeooo:rsid="00497403"/>
    </style:style>
    <style:style style:name="T43" style:family="text">
      <style:text-properties officeooo:rsid="004b3931"/>
    </style:style>
    <style:style style:name="T44" style:family="text">
      <style:text-properties officeooo:rsid="004c24e0"/>
    </style:style>
    <style:style style:name="T45" style:family="text">
      <style:text-properties officeooo:rsid="004cfe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text:span text:style-name="T45">This is ONLY a screen in the system and not a printed form</text:span></text:p>
      <text:p text:style-name="P120"/>
      <text:p text:style-name="P120">විවාහයක් සිදුකිරීම තහනම් කිරීමට ඉල්ලීම</text:p>
      <text:p text:style-name="P64">குடிமதிப்பீட்டு ஆவணத்தில்</text:p>
      <text:p text:style-name="P121"><text:span text:style-name="T28">Objection to a Marriage</text:span></text:p>
      <text:p text:style-name="P65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2" office:value-type="string">
            <text:p text:style-name="P90">විවාහ දැන්වීමේ අංකය</text:p>
            <text:p text:style-name="P90"><text:span text:style-name="T34">in tamil</text:span></text:p>
            <text:p text:style-name="P90"><text:span text:style-name="T34">Serial No. of Notice</text:span></text:p>
          </table:table-cell>
          <table:covered-table-cell/>
          <table:table-cell table:style-name="Table8.A1" table:number-columns-spanned="2" office:value-type="string">
            <text:p text:style-name="P105"><text:span text:style-name="T34"/></text:p>
          </table:table-cell>
          <table:covered-table-cell/>
          <table:table-cell table:style-name="Table8.A1" table:number-columns-spanned="2" office:value-type="string">
            <text:p text:style-name="P86">විවාහ දැන්වීමේ දිනය</text:p>
            <text:p text:style-name="P105"><text:span text:style-name="T34">in tamil</text:span></text:p>
            <text:p text:style-name="P105"><text:span text:style-name="T34">Date of Notice</text:span></text:p>
          </table:table-cell>
          <table:covered-table-cell/>
          <table:table-cell table:style-name="Table8.G1" table:number-columns-spanned="2" office:value-type="string">
            <text:p text:style-name="P110"/>
          </table:table-cell>
          <table:covered-table-cell/>
        </table:table-row>
        <table:table-row>
          <table:table-cell table:style-name="Table8.A2" table:number-columns-spanned="2" office:value-type="string">
            <text:p text:style-name="P90">රෙජිස්ට්‍රාර්ගේ / <text:span text:style-name="T34">ADR</text:span> අනන්‍යතා අංකය</text:p>
            <text:p text:style-name="P97"><text:bookmark-start text:name="__DdeLink__509_4017060541312"/>அடையாள எண் <text:bookmark-end text:name="__DdeLink__509_4017060541312"/></text:p>
            <text:p text:style-name="P89"><text:span text:style-name="T9">Identification </text:span><text:span text:style-name="T34">No.</text:span><text:span text:style-name="T33"> of Registrar / </text:span><text:span text:style-name="T34">ADR</text:span></text:p>
          </table:table-cell>
          <table:covered-table-cell/>
          <table:table-cell table:style-name="Table8.A2" table:number-columns-spanned="2" office:value-type="string">
            <text:p text:style-name="P101"><text:span text:style-name="T34"/></text:p>
          </table:table-cell>
          <table:covered-table-cell/>
          <table:table-cell table:style-name="Table8.A2" table:number-columns-spanned="2" office:value-type="string">
            <text:p text:style-name="P86">භාරගත්<text:bookmark-start text:name="__DdeLink__1607_51185227411"/> දිනය<text:bookmark-end text:name="__DdeLink__1607_51185227411"/></text:p>
            <text:p text:style-name="P104"><text:bookmark-start text:name="__DdeLink__519_3703446211"/>பெறப்பட்ட திகதி <text:bookmark-end text:name="__DdeLink__519_3703446211"/></text:p>
            <text:p text:style-name="P100"><text:span text:style-name="T34">Accepted Date</text:span></text:p>
          </table:table-cell>
          <table:covered-table-cell/>
          <table:table-cell table:style-name="Table8.G2" table:number-columns-spanned="2" office:value-type="string">
            <text:p text:style-name="P110"/>
          </table:table-cell>
          <table:covered-table-cell/>
        </table:table-row>
        <table:table-row>
          <table:table-cell table:style-name="Table8.A2" table:number-columns-spanned="2" office:value-type="string">
            <text:p text:style-name="P91"><text:span text:style-name="T42">විරුද්ධ වීමට හේතුව</text:span></text:p>
            <text:p text:style-name="P91"><text:span text:style-name="T42">in tamil</text:span></text:p>
            <text:p text:style-name="P91"><text:span text:style-name="T42">Reason for Objection</text:span></text:p>
          </table:table-cell>
          <table:covered-table-cell/>
          <table:table-cell table:style-name="Table8.A2" office:value-type="string">
            <text:p text:style-name="P102"><text:span text:style-name="T43">වයස සම්පුර්ණ නොවීම</text:span></text:p>
            <text:p text:style-name="P102"><text:span text:style-name="T43">in tamil</text:span></text:p>
            <text:p text:style-name="P102"><text:span text:style-name="T43">Marriage with a Minor</text:span></text:p>
          </table:table-cell>
          <table:table-cell table:style-name="Table8.A2" table:number-columns-spanned="2" office:value-type="string">
            <text:p text:style-name="P102"><text:span text:style-name="T43">නීත්‍යානුකුල බාධකය</text:span></text:p>
            <text:p text:style-name="P102"><text:span text:style-name="T43">in tamil</text:span></text:p>
            <text:p text:style-name="P102"><text:span text:style-name="T43">Legal issue for Marriage</text:span></text:p>
          </table:table-cell>
          <table:covered-table-cell/>
          <table:table-cell table:style-name="Table8.A2" table:number-columns-spanned="2" office:value-type="string">
            <text:p text:style-name="P102"><text:span text:style-name="T43">තහනම් නෑකම</text:span></text:p>
            <text:p text:style-name="P102"><text:span text:style-name="T43">in tamil</text:span></text:p>
            <text:p text:style-name="P102"><text:span text:style-name="T43">Illegal relationship</text:span></text:p>
          </table:table-cell>
          <table:covered-table-cell/>
          <table:table-cell table:style-name="Table8.G2" office:value-type="string">
            <text:p text:style-name="P102"><text:span text:style-name="T43">අවසර නොලැබීම</text:span></text:p>
            <text:p text:style-name="P102"><text:span text:style-name="T43">in tamil</text:span></text:p>
            <text:p text:style-name="P102"><text:span text:style-name="T43">Lack of Consent</text:span></text:p>
          </table:table-cell>
        </table:table-row>
        <table:table-row>
          <table:table-cell table:style-name="Table8.A4" office:value-type="string">
            <text:p text:style-name="P90"/>
          </table:table-cell>
          <table:table-cell table:style-name="Table8.A2" office:value-type="string">
            <text:p text:style-name="P91"><text:span text:style-name="T42">වෙනත්</text:span></text:p>
            <text:p text:style-name="P91"><text:span text:style-name="T42">In tamil</text:span></text:p>
            <text:p text:style-name="P91"><text:span text:style-name="T42">if Other</text:span></text:p>
          </table:table-cell>
          <table:table-cell table:style-name="Table8.G2" table:number-columns-spanned="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109"><text:span text:style-name="T44">විවාහ </text:span><text:span text:style-name="T42">වන</text:span><text:span text:style-name="T29"> පාර්ශ්ව / </text:span><text:span text:style-name="T44">Parties getting Married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8"/>
          </table:table-cell>
          <table:table-cell table:style-name="Table5.A1" office:value-type="string">
            <text:p text:style-name="P107">පුරුෂ පාර්ශ්වය / <text:span text:style-name="T29">Male Party</text:span></text:p>
          </table:table-cell>
          <table:table-cell table:style-name="Table5.C1" office:value-type="string">
            <text:p text:style-name="P107">ස්ත්‍රී පාර්ශ්වය / <text:span text:style-name="T29">Female Party</text:span></text:p>
          </table:table-cell>
        </table:table-row>
        <table:table-row>
          <table:table-cell table:style-name="Table5.A2" office:value-type="string">
            <text:p text:style-name="P88">අනන්‍යතා අංකය</text:p>
            <text:p text:style-name="P96"><text:bookmark-start text:name="__DdeLink__509_4017060541311"/>அடையாள எண் <text:bookmark-end text:name="__DdeLink__509_4017060541311"/></text:p>
            <text:p text:style-name="P79">Identification number</text:p>
          </table:table-cell>
          <table:table-cell table:style-name="Table5.A2" office:value-type="string">
            <text:p text:style-name="P80"/>
          </table:table-cell>
          <table:table-cell table:style-name="Table5.C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8"><text:span text:style-name="T3">නම රාජ්‍ය භාෂාවෙන්</text:span></text:p>
            <text:p text:style-name="P81">in tamil</text:p>
            <text:p text:style-name="P83">Name <text:span text:style-name="T30">in Official Language</text:span></text:p>
          </table:table-cell>
          <table:table-cell table:style-name="Table5.A2" office:value-type="string">
            <text:p text:style-name="P80"/>
            <text:p text:style-name="P80"/>
            <text:p text:style-name="P80"/>
            <text:p text:style-name="P80"/>
            <text:p text:style-name="P80"/>
          </table:table-cell>
          <table:table-cell table:style-name="Table5.C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8">පදිංචි ස්ථානය</text:p>
            <text:p text:style-name="P81">in tamil</text:p>
            <text:p text:style-name="P83">Place of Residence</text:p>
          </table:table-cell>
          <table:table-cell table:style-name="Table5.A2" office:value-type="string">
            <text:p text:style-name="P80"/>
            <text:p text:style-name="P80"/>
            <text:p text:style-name="P80"/>
          </table:table-cell>
          <table:table-cell table:style-name="Table5.C2" office:value-type="string">
            <text:p text:style-name="P80"/>
          </table:table-cell>
        </table:table-row>
      </table:table>
      <text:p text:style-name="P117"/>
      <text:p text:style-name="P108"><text:span text:style-name="T42">විරුද්ධ වන</text:span> පාර්ශ්වය / <text:span text:style-name="T42">Objecting</text:span><text:span text:style-name="T29"> Part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2">අනන්‍යතා අංකය</text:p>
            <text:p text:style-name="P98"><text:bookmark-start text:name="__DdeLink__509_40170605413111"/>அடையாள எண் <text:bookmark-end text:name="__DdeLink__509_40170605413111"/></text:p>
            <text:p text:style-name="P103">Identification number</text:p>
          </table:table-cell>
          <table:table-cell table:style-name="Table1.A1" office:value-type="string">
            <text:p text:style-name="P111"/>
          </table:table-cell>
          <table:table-cell table:style-name="Table1.A1" office:value-type="string">
            <text:p text:style-name="P92"><text:span text:style-name="T45">අත්සන් කල දිනය</text:span></text:p>
            <text:p text:style-name="P92"><text:span text:style-name="T45">in tamil</text:span></text:p>
            <text:p text:style-name="P92"><text:span text:style-name="T45">Date Signed</text:span></text:p>
          </table:table-cell>
          <table:table-cell table:style-name="Table1.D1" office:value-type="string">
            <text:p text:style-name="P111"/>
          </table:table-cell>
        </table:table-row>
        <table:table-row>
          <table:table-cell table:style-name="Table1.A2" office:value-type="string">
            <text:p text:style-name="P92"><text:span text:style-name="T3">නම රාජ්‍ය භාෂාවෙන්</text:span></text:p>
            <text:p text:style-name="P82">in tamil</text:p>
            <text:p text:style-name="P85">Name <text:span text:style-name="T30">in Official Language</text:span></text:p>
          </table:table-cell>
          <table:table-cell table:style-name="Table1.B2" table:number-columns-spanned="3" office:value-type="string">
            <text:p text:style-name="P111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2">පදිංචි ස්ථානය</text:p>
            <text:p text:style-name="P82">in tamil</text:p>
            <text:p text:style-name="P84">Place of Residence</text:p>
          </table:table-cell>
          <table:table-cell table:style-name="Table1.B2" table:number-columns-spanned="3" office:value-type="string">
            <text:p text:style-name="P111"/>
          </table:table-cell>
          <table:covered-table-cell/>
          <table:covered-table-cell/>
        </table:table-row>
      </table:table>
      <text:p text:style-name="P93"><text:span text:style-name="T18"/></text:p>
      <text:p text:style-name="P112">සාක්ෂිකාරයෝ / in tamil / Witnesses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92"/>
          </table:table-cell>
          <table:table-cell table:style-name="Table10.A1" office:value-type="string">
            <text:p text:style-name="P93">(1)</text:p>
          </table:table-cell>
          <table:table-cell table:style-name="Table10.C1" office:value-type="string">
            <text:p text:style-name="P93">(2)</text:p>
          </table:table-cell>
        </table:table-row>
        <table:table-row>
          <table:table-cell table:style-name="Table10.A2" office:value-type="string">
            <text:p text:style-name="P92">අනන්‍යතා අංකය</text:p>
            <text:p text:style-name="P92"><text:bookmark-start text:name="__DdeLink__509_401706054111"/>அடையாள எண் <text:bookmark-end text:name="__DdeLink__509_401706054111"/></text:p>
            <text:p text:style-name="P92">Identification number</text:p>
          </table:table-cell>
          <table:table-cell table:style-name="Table10.A2" office:value-type="string">
            <text:p text:style-name="P92"/>
          </table:table-cell>
          <table:table-cell table:style-name="Table10.C2" office:value-type="string">
            <text:p text:style-name="P92"/>
          </table:table-cell>
        </table:table-row>
        <table:table-row>
          <table:table-cell table:style-name="Table10.A2" office:value-type="string">
            <text:p text:style-name="P92">සම්පුර්ණ නම</text:p>
            <text:p text:style-name="P92">Full Name</text:p>
          </table:table-cell>
          <table:table-cell table:style-name="Table10.A2" office:value-type="string">
            <text:p text:style-name="P92"/>
          </table:table-cell>
          <table:table-cell table:style-name="Table10.C2" office:value-type="string">
            <text:p text:style-name="P92"/>
          </table:table-cell>
        </table:table-row>
      </table:table>
      <text:p text:style-name="P118"/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1-22T11:40:12</dc:date>
    <meta:print-date>2010-10-14T14:42:39</meta:print-date>
    <meta:editing-cycles>227</meta:editing-cycles>
    <meta:editing-duration>PT31H12M29S</meta:editing-duration>
    <meta:generator>OpenOffice.org/3.2$Unix OpenOffice.org_project/320m19$Build-9505</meta:generator>
    <meta:printed-by>Asankha Perera</meta:printed-by>
    <dc:creator>Asankha Perera</dc:creator>
    <meta:document-statistic meta:table-count="4" meta:image-count="0" meta:object-count="0" meta:page-count="1" meta:paragraph-count="68" meta:word-count="196" meta:character-count="1139"/>
    <meta:user-defined meta:name="Info 1"/>
    <meta:user-defined meta:name="Info 2"/>
    <meta:user-defined meta:name="Info 3"/>
    <meta:user-defined meta:name="Info 4"/>
  </office:meta>
</office:document-meta>
</file>